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Standard">
      <style:text-properties style:font-name="Lucida Grande" fo:font-size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style:font-name="Lucida Grande" fo:font-size="10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API qui permet de faire une abstraction entre les models/data et le code HTML. Similaire à un «toolkit» graphique, l'API permettra de générer dynamiquement des widget html qui sont souvent réutilisé et variable selon les données. Tel que des arbres, tables, menus etc..</text:p>
      <text:p text:style-name="Text_20_body">L'API doit être simple à utiliser et flexible afin de permettre de s'adapter à tout type de site.</text:p>
      <text:p text:style-name="Text_20_body">Les produits générés seront toutes identifiés pour facilité l'intégration avec javascript et css.</text:p>
      <text:h text:style-name="Heading_20_2" text:outline-level="2">Acteurs</text:h>
      <text:p text:style-name="Text_20_body">Programmeur django</text:p>
      <text:h text:style-name="Heading_20_2" text:outline-level="2">Fonctionnalités</text:h>
      <text:p text:style-name="Text_20_body">Permet de créer : Tree, Table</text:p>
      <text:p text:style-name="P4">Retourne un erreur seulement si debug == True, sinon une structure valide vide</text:p>
      <text:h text:style-name="Heading_20_2" text:outline-level="2">Fonctionnement</text:h>
      <text:p text:style-name="P4">Soit dans les templates avec un template tag ou bien directement dans la view.</text:p>
      <text:p text:style-name="P4"/>
      <text:p text:style-name="P4">Exemple Templatetag :</text:p>
      <text:p text:style-name="P4">{% load vwm %}</text:p>
      <text:p text:style-name="P4">{% generate_tree {{datasource}} type %}</text:p>
      <text:p text:style-name="P4"/>
      <text:p text:style-name="P4">Exemple Views :</text:p>
      <text:p text:style-name="P4">import vcms.apps.vwm as vwm</text:p>
      <text:p text:style-name="P4">html = vwm.generate_tree(datasource, type=dl or li)</text:p>
      <text:p text:style-name="P4"/>
      <text:h text:style-name="Heading_20_2" text:outline-level="2">Tests de validation et de mesure</text:h>
      <text:p text:style-name="Text_20_body">S'assurer que des données inégal, qui contient plus de header que de data ou des colonne inégale, ne génère pas d'erreurs.</text:p>
      <text:p text:style-name="Text_20_body"/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erme</text:p>
          </table:table-cell>
          <table:table-cell table:style-name="Table1.A1" office:value-type="string">
            <text:p text:style-name="P5">Définition</text:p>
          </table:table-cell>
          <table:table-cell table:style-name="Table1.C1" office:value-type="string">
            <text:p text:style-name="P5">Synonymes</text:p>
          </table:table-cell>
        </table:table-row>
        <table:table-row>
          <table:table-cell table:style-name="Table1.A2" office:value-type="string">
            <text:p text:style-name="Table_20_Contents">Tree</text:p>
          </table:table-cell>
          <table:table-cell table:style-name="Table1.A2" office:value-type="string">
            <text:p text:style-name="Table_20_Contents">Crée un arbres à multiple niveau qui utilise les «definition list» &lt;dl&gt;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Table</text:p>
          </table:table-cell>
          <table:table-cell table:style-name="Table1.A2" office:value-type="string">
            <text:p text:style-name="Table_20_Contents">Crée une table standard html &lt;table&gt;</text:p>
          </table:table-cell>
          <table:table-cell table:style-name="Table1.C2" office:value-type="string">
            <text:p text:style-name="Table_20_Contents">Ta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605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55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0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29H13M05S</meta:editing-duration>
    <meta:editing-cycles>78</meta:editing-cycles>
    <meta:generator>OpenOffice.org/3.2$Unix OpenOffice.org_project/320m12$Build-9483</meta:generator>
    <meta:initial-creator>Francis Lavoie</meta:initial-creator>
    <dc:date>2010-04-14T11:40:04</dc:date>
    <meta:document-statistic meta:table-count="1" meta:image-count="1" meta:object-count="0" meta:page-count="1" meta:paragraph-count="33" meta:word-count="215" meta:character-count="1344"/>
  </office:meta>
</office:document-meta>
</file>